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9823" officeooo:paragraph-rsid="001d9823"/>
    </style:style>
    <style:style style:name="P2" style:family="paragraph" style:parent-style-name="Standard">
      <style:text-properties officeooo:rsid="001e745c" officeooo:paragraph-rsid="001e745c"/>
    </style:style>
    <style:style style:name="P3" style:family="paragraph" style:parent-style-name="Standard">
      <style:text-properties officeooo:rsid="00210733" officeooo:paragraph-rsid="00210733"/>
    </style:style>
    <style:style style:name="P4" style:family="paragraph" style:parent-style-name="Standard">
      <style:text-properties style:text-underline-style="none" officeooo:rsid="00210733" officeooo:paragraph-rsid="00210733"/>
    </style:style>
    <style:style style:name="P5" style:family="paragraph" style:parent-style-name="Standard">
      <style:text-properties style:text-underline-style="none" officeooo:rsid="00210733" officeooo:paragraph-rsid="0022305d"/>
    </style:style>
    <style:style style:name="P6" style:family="paragraph" style:parent-style-name="Standard">
      <style:text-properties style:text-underline-style="none" officeooo:rsid="0022305d" officeooo:paragraph-rsid="0022305d"/>
    </style:style>
    <style:style style:name="P7" style:family="paragraph" style:parent-style-name="Standard">
      <style:text-properties officeooo:rsid="0022305d" officeooo:paragraph-rsid="0022305d"/>
    </style:style>
    <style:style style:name="P8" style:family="paragraph" style:parent-style-name="Standard">
      <style:text-properties officeooo:rsid="00234e76" officeooo:paragraph-rsid="00234e76"/>
    </style:style>
    <style:style style:name="P9" style:family="paragraph" style:parent-style-name="Standard">
      <style:text-properties officeooo:rsid="00251da0" officeooo:paragraph-rsid="00251da0"/>
    </style:style>
    <style:style style:name="P10" style:family="paragraph" style:parent-style-name="Standard">
      <style:text-properties style:text-underline-style="solid" style:text-underline-width="auto" style:text-underline-color="font-color" officeooo:rsid="00210733" officeooo:paragraph-rsid="00210733"/>
    </style:style>
    <style:style style:name="P11" style:family="paragraph" style:parent-style-name="Standard">
      <style:text-properties officeooo:rsid="0025604d" officeooo:paragraph-rsid="0025604d"/>
    </style:style>
    <style:style style:name="P12" style:family="paragraph" style:parent-style-name="Standard">
      <style:text-properties officeooo:rsid="0025b017" officeooo:paragraph-rsid="0025b017"/>
    </style:style>
    <style:style style:name="P13" style:family="paragraph" style:parent-style-name="Standard">
      <style:text-properties officeooo:rsid="00285bd2" officeooo:paragraph-rsid="00285bd2"/>
    </style:style>
    <style:style style:name="P14" style:family="paragraph" style:parent-style-name="Standard">
      <style:text-properties officeooo:rsid="00285bd2" officeooo:paragraph-rsid="00288ded"/>
    </style:style>
    <style:style style:name="P15" style:family="paragraph" style:parent-style-name="Standard">
      <style:text-properties officeooo:rsid="00288ded" officeooo:paragraph-rsid="00288ded"/>
    </style:style>
    <style:style style:name="P16" style:family="paragraph" style:parent-style-name="Standard">
      <style:text-properties officeooo:rsid="002896ce" officeooo:paragraph-rsid="002896ce"/>
    </style:style>
    <style:style style:name="P17" style:family="paragraph" style:parent-style-name="Table_20_Contents">
      <style:text-properties officeooo:rsid="00285bd2" officeooo:paragraph-rsid="00285bd2"/>
    </style:style>
    <style:style style:name="P18" style:family="paragraph" style:parent-style-name="Table_20_Contents">
      <style:text-properties officeooo:rsid="00285bd2" officeooo:paragraph-rsid="00288ded"/>
    </style:style>
    <style:style style:name="P19" style:family="paragraph" style:parent-style-name="Table_20_Contents">
      <style:text-properties officeooo:paragraph-rsid="00288ded"/>
    </style:style>
    <style:style style:name="P20" style:family="paragraph" style:parent-style-name="Table_20_Contents">
      <style:text-properties officeooo:rsid="00288ded" officeooo:paragraph-rsid="00288ded"/>
    </style:style>
    <style:style style:name="P21" style:family="paragraph" style:parent-style-name="Standard">
      <style:text-properties officeooo:rsid="002c8090" officeooo:paragraph-rsid="002c8090"/>
    </style:style>
    <style:style style:name="P22" style:family="paragraph" style:parent-style-name="Standard">
      <style:text-properties officeooo:rsid="002c8090" officeooo:paragraph-rsid="002ce446"/>
    </style:style>
    <style:style style:name="P23" style:family="paragraph" style:parent-style-name="Standard">
      <style:text-properties officeooo:rsid="002ce446" officeooo:paragraph-rsid="002ce446"/>
    </style:style>
    <style:style style:name="T1" style:family="text">
      <style:text-properties officeooo:rsid="00210733"/>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c8090"/>
    </style:style>
    <style:style style:name="T4" style:family="text">
      <style:text-properties officeooo:rsid="0022305d"/>
    </style:style>
    <style:style style:name="T5" style:family="text">
      <style:text-properties officeooo:rsid="00285bd2"/>
    </style:style>
    <style:style style:name="T6" style:family="text">
      <style:text-properties officeooo:rsid="00288ded"/>
    </style:style>
    <style:style style:name="T7" style:family="text">
      <style:text-properties officeooo:rsid="002b743a"/>
    </style:style>
    <style:style style:name="T8" style:family="text">
      <style:text-properties style:text-underline-style="none" officeooo:rsid="002b743a"/>
    </style:style>
    <style:style style:name="T9" style:family="text">
      <style:text-properties style:text-underline-style="none" officeooo:rsid="002c8090"/>
    </style:style>
    <style:style style:name="T10" style:family="text">
      <style:text-properties officeooo:rsid="002ce4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 ¿Qué es Javascript?</text:p>
      <text:p text:style-name="P1"/>
      <text:p text:style-name="P1">Es un lenguaje de script que suele integrarse en el código HTML. Es un lenguaje interpretado que interactúa con código HTML </text:p>
      <text:p text:style-name="P1"/>
      <text:p text:style-name="P1">5.2 Características</text:p>
      <text:p text:style-name="P1"/>
      <text:p text:style-name="P1">Es un lenguaje orientado a eventos, esto significa que según una determinada condición se puede ejecutar un fragmento de código específico. </text:p>
      <text:p text:style-name="P1"/>
      <text:p text:style-name="P2">Se puede leer y escribir sobre elementos HTML </text:p>
      <text:p text:style-name="P2">Se puede usar como validador de datos; antes de enviar los datos de un formulario al servidor se pueden procesar los datos existentes en HTML: contraseñas, datos de dirección, teléfono, <text:span text:style-name="T1">etc</text:span>.</text:p>
      <text:p text:style-name="P2"/>
      <text:p text:style-name="P3">Herramientas de programación: Contiene elementos propios de lenguajes de programación: bucles, alternativas, variables, funciones, etc.</text:p>
      <text:p text:style-name="P3"/>
      <text:p text:style-name="P3">5.3 <text:span text:style-name="T2">¿Cómo escribir código Javascript?</text:span></text:p>
      <text:p text:style-name="P10"/>
      <text:p text:style-name="P4">Para añadir código Javascript a un fichero en HTML hay que tener en cuenta: </text:p>
      <text:p text:style-name="P4"><text:tab/>La ubicación del código. </text:p>
      <text:p text:style-name="P4"><text:tab/>La definición del código. </text:p>
      <text:p text:style-name="P4"/>
      <text:p text:style-name="P4">5.3.1 Ubicación del código.</text:p>
      <text:p text:style-name="P4"/>
      <text:p text:style-name="P4">Se puede incluir en: </text:p>
      <text:p text:style-name="P4"><text:tab/>→<text:span text:style-name="T4"> </text:span>head: <text:span text:style-name="T4">es la opción por defecto de carga de javaScript.</text:span></text:p>
      <text:p text:style-name="P5"><text:tab/>→<text:span text:style-name="T4"> </text:span>body: <text:span text:style-name="T4">si se escribe en body es recomendable incluirlo al final, ya que el intérprete cargará <text:tab/> <text:s text:c="4"/>el script al finalizar el interpretado completo del documento existente en el body.</text:span></text:p>
      <text:p text:style-name="P6"><text:s text:c="2"/></text:p>
      <text:p text:style-name="P7">5.3.2 <text:span text:style-name="T2">Definición del código.</text:span></text:p>
      <text:p text:style-name="P7">El código puede estar: </text:p>
      <text:p text:style-name="P7"><text:tab/>→En <text:s/>el mismo fichero que el documento HTML (on-line)</text:p>
      <text:p text:style-name="P7"><text:tab/><text:tab/>&lt;script type=”text/javascript”&gt;</text:p>
      <text:p text:style-name="P7"><text:tab/><text:tab/><text:tab/>-----------------------</text:p>
      <text:p text:style-name="P7"><text:tab/><text:tab/><text:tab/>Codigo JS</text:p>
      <text:p text:style-name="P7"><text:tab/><text:tab/><text:tab/>-----------------------</text:p>
      <text:p text:style-name="P7"><text:tab/><text:tab/>&lt;/script&gt;</text:p>
      <text:p text:style-name="P7"><text:tab/>→Fichero diferenciado .js código JavaScript (off-line) </text:p>
      <text:p text:style-name="P7"><text:tab/><text:tab/>&lt;script type=”texto/javascript” src =”fichero”&gt; <text:s/></text:p>
      <text:p text:style-name="P7"/>
      <text:p text:style-name="P8">5.4<text:span text:style-name="T2"> Instrucciones:</text:span></text:p>
      <text:p text:style-name="P8">Una instrucción es todo aquello que produce un cambio y que tiene duración finita. </text:p>
      <text:p text:style-name="P8">Las instrucciones en javascritp pueden ser: </text:p>
      <text:p text:style-name="P8"><text:tab/>→ simple: instrucción;</text:p>
      <text:p text:style-name="P8"><text:tab/>→ compuesta: { instrucción 1; instrucción 2; …} entre llaves, después no se pone “;”</text:p>
      <text:p text:style-name="P8">Las instrucciones se ejecutan de manera secuencial en orden descendente, hasta que no termina una instrucción no se procede a ejecutar la siguiente. <text:s/></text:p>
      <text:p text:style-name="P8"/>
      <text:p text:style-name="P9">5.4.1 <text:span text:style-name="T2">Tipos de instrucciones en javascript</text:span>.</text:p>
      <text:p text:style-name="P9">- Comentarios: indican al intérprete que el código fuente incluido en el comentario no debe ser procesado.</text:p>
      <text:p text:style-name="P9"><text:soft-page-break/>Hasta el final de línea: los caracteres existentes desde el // hasta el final de línea se interpretan como comentarios.</text:p>
      <text:p text:style-name="P9"/>
      <text:p text:style-name="P9">Múltiples líneas: </text:p>
      <text:p text:style-name="P9"><text:tab/>/* → inicio de comentarios </text:p>
      <text:p text:style-name="P9"><text:tab/>-------------</text:p>
      <text:p text:style-name="P9"><text:tab/>-------------</text:p>
      <text:p text:style-name="P9"><text:tab/>*/ → Fin de comentarios</text:p>
      <text:p text:style-name="P9">Todas las lineas existentes entre inicio y fin de comentario se interpretan como comentario</text:p>
      <text:p text:style-name="P9"/>
      <text:p text:style-name="P11">5.4.2 Definición de datos</text:p>
      <text:p text:style-name="P11">Un dato es una información relevante que se define por: </text:p>
      <text:p text:style-name="P11"/>
      <text:p text:style-name="P11">tipo: tipo de datos del dato. </text:p>
      <text:p text:style-name="P11">Identificador: Nombre con el que se define al dato. </text:p>
      <text:p text:style-name="P11">Valor: Valor actual del dato.</text:p>
      <text:p text:style-name="P11"/>
      <text:p text:style-name="P11">En javaScript los datos se definen: </text:p>
      <text:p text:style-name="P11"><text:tab/>var identificador; </text:p>
      <text:p text:style-name="P11"/>
      <text:p text:style-name="P11"><text:tab/><text:tab/>ej: var numero; </text:p>
      <text:p text:style-name="P11">numero = “PEPE”;</text:p>
      <text:p text:style-name="P11">numero=34;</text:p>
      <text:p text:style-name="P11"/>
      <text:p text:style-name="P11">JavaScript decide el tipo de la variable por inferencia. Si detecta que contiene un valor numérico lo considera de tipo number, si contiene un valor de tipo texto lo considera de tipo String. </text:p>
      <text:p text:style-name="P11">Si contienen un valor true o false lo considera Boolean.</text:p>
      <text:p text:style-name="P11"/>
      <text:p text:style-name="P12">JavaScript no requiere declaración del tipo de datos e incluso permite que la variable almacene contenidos de distintos tipos en distintos momentos. </text:p>
      <text:p text:style-name="P12"/>
      <text:p text:style-name="P13">Los tipos de datos primitivos en JavaScript son:</text:p>
      <text:p text:style-name="P13"/>
      <table:table table:name="Tabla1" table:style-name="Tabla1">
        <table:table-column table:style-name="Tabla1.A" table:number-columns-repeated="3"/>
        <table:table-row>
          <table:table-cell table:style-name="Tabla1.A1" office:value-type="string">
            <text:p text:style-name="P17">Nombre</text:p>
          </table:table-cell>
          <table:table-cell table:style-name="Tabla1.A1" office:value-type="string">
            <text:p text:style-name="P17">Descripción</text:p>
          </table:table-cell>
          <table:table-cell table:style-name="Tabla1.C1" office:value-type="string">
            <text:p text:style-name="P17">Ejemplo</text:p>
          </table:table-cell>
        </table:table-row>
        <table:table-row>
          <table:table-cell table:style-name="Tabla1.A2" office:value-type="string">
            <text:p text:style-name="P17">String</text:p>
          </table:table-cell>
          <table:table-cell table:style-name="Tabla1.A2" office:value-type="string">
            <text:p text:style-name="P17">Cadenas de texto </text:p>
          </table:table-cell>
          <table:table-cell table:style-name="Tabla1.C2" office:value-type="string">
            <text:p text:style-name="Table_20_Contents">“<text:span text:style-name="T5">Hola”</text:span></text:p>
          </table:table-cell>
        </table:table-row>
        <table:table-row>
          <table:table-cell table:style-name="Tabla1.A2" office:value-type="string">
            <text:p text:style-name="P17">Number</text:p>
          </table:table-cell>
          <table:table-cell table:style-name="Tabla1.A2" office:value-type="string">
            <text:p text:style-name="P17">Valores numéricos </text:p>
          </table:table-cell>
          <table:table-cell table:style-name="Tabla1.C2" office:value-type="string">
            <text:p text:style-name="P17">22.45 <text:s text:c="2"/>123</text:p>
          </table:table-cell>
        </table:table-row>
        <table:table-row>
          <table:table-cell table:style-name="Tabla1.A2" office:value-type="string">
            <text:p text:style-name="P17">Boolean </text:p>
          </table:table-cell>
          <table:table-cell table:style-name="Tabla1.A2" office:value-type="string">
            <text:p text:style-name="P17">Valores lógicos</text:p>
          </table:table-cell>
          <table:table-cell table:style-name="Tabla1.C2" office:value-type="string">
            <text:p text:style-name="P17">true, false</text:p>
          </table:table-cell>
        </table:table-row>
        <table:table-row>
          <table:table-cell table:style-name="Tabla1.A2" office:value-type="string">
            <text:p text:style-name="P17">Null</text:p>
          </table:table-cell>
          <table:table-cell table:style-name="Tabla1.A2" office:value-type="string">
            <text:p text:style-name="P17">Valor nulo</text:p>
          </table:table-cell>
          <table:table-cell table:style-name="Tabla1.C2" office:value-type="string">
            <text:p text:style-name="P17">null</text:p>
          </table:table-cell>
        </table:table-row>
      </table:table>
      <text:p text:style-name="P13"/>
      <text:p text:style-name="P14">Los tipos de datos <text:span text:style-name="T6">objeto no </text:span>primitivos en JavaScript son:</text:p>
      <text:p text:style-name="P14"/>
      <table:table table:name="Tabla2" table:style-name="Tabla2">
        <table:table-column table:style-name="Tabla2.A" table:number-columns-repeated="3"/>
        <table:table-row>
          <table:table-cell table:style-name="Tabla2.A1" office:value-type="string">
            <text:p text:style-name="P18">Nombre</text:p>
          </table:table-cell>
          <table:table-cell table:style-name="Tabla2.A1" office:value-type="string">
            <text:p text:style-name="P18">Descripción</text:p>
          </table:table-cell>
          <table:table-cell table:style-name="Tabla2.C1" office:value-type="string">
            <text:p text:style-name="P18">Ejemplo</text:p>
          </table:table-cell>
        </table:table-row>
        <table:table-row>
          <table:table-cell table:style-name="Tabla2.A2" office:value-type="string">
            <text:p text:style-name="P20">Date</text:p>
          </table:table-cell>
          <table:table-cell table:style-name="Tabla2.A2" office:value-type="string">
            <text:p text:style-name="P20">Fechas</text:p>
          </table:table-cell>
          <table:table-cell table:style-name="Tabla2.C2" office:value-type="string">
            <text:p text:style-name="P19"/>
          </table:table-cell>
        </table:table-row>
        <table:table-row>
          <table:table-cell table:style-name="Tabla2.A2" office:value-type="string">
            <text:p text:style-name="P20">Error</text:p>
          </table:table-cell>
          <table:table-cell table:style-name="Tabla2.A2" office:value-type="string">
            <text:p text:style-name="P20">Datos con error</text:p>
          </table:table-cell>
          <table:table-cell table:style-name="Tabla2.C2" office:value-type="string">
            <text:p text:style-name="P18"/>
          </table:table-cell>
        </table:table-row>
        <table:table-row>
          <table:table-cell table:style-name="Tabla2.A2" office:value-type="string">
            <text:p text:style-name="P20">Arrays</text:p>
          </table:table-cell>
          <table:table-cell table:style-name="Tabla2.A2" office:value-type="string">
            <text:p text:style-name="P20">Colecciones</text:p>
          </table:table-cell>
          <table:table-cell table:style-name="Tabla2.C2" office:value-type="string">
            <text:p text:style-name="P18"/>
          </table:table-cell>
        </table:table-row>
      </table:table>
      <text:p text:style-name="P14"/>
      <text:p text:style-name="P15">Los identificadores deberán estar formados por letras, números, <text:s/>guiones bajos ( _ ) y símbolo $. </text:p>
      <text:p text:style-name="P15">Además hay que tener en cuenta las siguientes reglas. </text:p>
      <text:p text:style-name="P15"/>
      <text:p text:style-name="P15"><text:soft-page-break/>→ El nombre no puede comenzar por número; obligatoriamente empieza por letra, guión bajo o $</text:p>
      <text:p text:style-name="P15"/>
      <text:p text:style-name="P15">→ No puede ser igual a una palabra reservada (var, function, while, break…)</text:p>
      <text:p text:style-name="P15"/>
      <text:p text:style-name="P15">→ No puede contener blancos.</text:p>
      <text:p text:style-name="P15"/>
      <text:p text:style-name="P16">5.4.3 Operadores</text:p>
      <text:p text:style-name="P16"/>
      <text:p text:style-name="P16">Los operadores se clasifican por el tipo de operación que realizan.</text:p>
      <text:p text:style-name="P16">A) <text:span text:style-name="T3">A</text:span><text:span text:style-name="T2">ritméticos:</text:span> <text:span text:style-name="T7">realizan operaciones de suma, resta, </text:span><text:span text:style-name="T8">multiplicación, </text:span><text:span text:style-name="T9">incremento, concatenar cadenas..</text:span><text:span text:style-name="T7">. etc</text:span></text:p>
      <text:p text:style-name="P21">B) <text:span text:style-name="T2">Relacionales:</text:span> “==” compara que sea el mismo valor, “===” compara que sea el mismo valor y tipo, “!=” distinto, &gt;, &gt;=, &lt;, &lt;=.</text:p>
      <text:p text:style-name="P22">C) <text:span text:style-name="T2">Lógicos:</text:span> “&amp;&amp;” AND, “||” OR, “!” NOT, “^”XOR,</text:p>
      <text:p text:style-name="P22"/>
      <text:p text:style-name="P22"/>
      <text:p text:style-name="P22"><text:span text:style-name="T10">5.4.4 Estructuras de control</text:span></text:p>
      <text:p text:style-name="P22"/>
      <text:p text:style-name="P22"><text:span text:style-name="T10">Condicional simple </text:span></text:p>
      <text:p text:style-name="P22"><text:span text:style-name="T10"><text:tab/>if (condición){</text:span></text:p>
      <text:p text:style-name="P22"><text:span text:style-name="T10"><text:tab/> <text:s text:c="3"/>bloque1;</text:span></text:p>
      <text:p text:style-name="P22"><text:tab/><text:span text:style-name="T10">}</text:span></text:p>
      <text:p text:style-name="P22"><text:tab/><text:span text:style-name="T10">else{bloque 2;</text:span></text:p>
      <text:p text:style-name="P22"><text:span text:style-name="T10"><text:tab/>}</text:span> </text:p>
      <text:p text:style-name="P22"/>
      <text:p text:style-name="P22"><text:span text:style-name="T10">1. Se comprueba el valor de la condición</text:span></text:p>
      <text:p text:style-name="P23">2. Si es verdadera</text:p>
      <text:p text:style-name="P23"><text:tab/>se ejecuta el bloque 1 </text:p>
      <text:p text:style-name="P23"><text:tab/>finaliza el if</text:p>
      <text:p text:style-name="P23">3. Si la condición es falsa</text:p>
      <text:p text:style-name="P23"><text:tab/>se ejecuta el bloque 2 (else)</text:p>
      <text:p text:style-name="P23"><text:tab/>finaliza el el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09:25:55.778809436</meta:creation-date>
    <dc:date>2018-05-07T12:40:57.441890937</dc:date>
    <meta:editing-duration>PT5H13M49S</meta:editing-duration>
    <meta:editing-cycles>7</meta:editing-cycles>
    <meta:generator>LibreOffice/5.4.0.3$Linux_X86_64 LibreOffice_project/40m0$Build-3</meta:generator>
    <meta:document-statistic meta:table-count="2" meta:image-count="0" meta:object-count="0" meta:page-count="3" meta:paragraph-count="104" meta:word-count="676" meta:character-count="4299" meta:non-whitespace-character-count="3637"/>
  </office:meta>
</office:document-meta>
</file>